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" svg:font-family="'Franklin Gothic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42" style:family="table">
      <style:table-properties style:width="4.4417in" fo:margin-left="0.4625in" table:align="left"/>
    </style:style>
    <style:style style:name="Table42.A" style:family="table-column">
      <style:table-column-properties style:column-width="1.6757in"/>
    </style:style>
    <style:style style:name="Table42.B" style:family="table-column">
      <style:table-column-properties style:column-width="1.1701in"/>
    </style:style>
    <style:style style:name="Table42.C" style:family="table-column">
      <style:table-column-properties style:column-width="1.5958in"/>
    </style:style>
    <style:style style:name="Table42.1" style:family="table-row">
      <style:table-row-properties style:min-row-height="0.5951in"/>
    </style:style>
    <style:style style:name="Table42.A1" style:family="table-cell">
      <style:table-cell-properties fo:padding-left="0in" fo:padding-right="0.0799in" fo:padding-top="0.0875in" fo:padding-bottom="0in" fo:border-left="none" fo:border-right="none" fo:border-top="1pt solid #000000" fo:border-bottom="1pt solid #000000" style:writing-mode="lr-tb"/>
    </style:style>
    <style:style style:name="Table42.2" style:family="table-row">
      <style:table-row-properties style:min-row-height="0.4465in"/>
    </style:style>
    <style:style style:name="Table42.A2" style:family="table-cell">
      <style:table-cell-properties fo:padding-left="0in" fo:padding-right="0.0799in" fo:padding-top="0.0875in" fo:padding-bottom="0in" fo:border-left="none" fo:border-right="none" fo:border-top="1pt solid #000000" fo:border-bottom="none" style:writing-mode="lr-tb"/>
    </style:style>
    <style:style style:name="Table42.3" style:family="table-row">
      <style:table-row-properties style:min-row-height="0.5611in"/>
    </style:style>
    <style:style style:name="Table42.A3" style:family="table-cell">
      <style:table-cell-properties style:vertical-align="middle" fo:padding-left="0in" fo:padding-right="0.0799in" fo:padding-top="0.0875in" fo:padding-bottom="0in" fo:border="none" style:writing-mode="lr-tb"/>
    </style:style>
    <style:style style:name="Table42.4" style:family="table-row">
      <style:table-row-properties style:min-row-height="0.5569in"/>
    </style:style>
    <style:style style:name="Table42.5" style:family="table-row">
      <style:table-row-properties style:min-row-height="0.5743in"/>
    </style:style>
    <style:style style:name="Table42.6" style:family="table-row">
      <style:table-row-properties style:min-row-height="0.5736in"/>
    </style:style>
    <style:style style:name="Table42.7" style:family="table-row">
      <style:table-row-properties style:min-row-height="0.5563in"/>
    </style:style>
    <style:style style:name="Table42.9" style:family="table-row">
      <style:table-row-properties style:min-row-height="0.7in"/>
    </style:style>
    <style:style style:name="Table42.A9" style:family="table-cell">
      <style:table-cell-properties fo:padding-left="0in" fo:padding-right="0.0799in" fo:padding-top="0.0875in" fo:padding-bottom="0in" fo:border-left="none" fo:border-right="none" fo:border-top="none" fo:border-bottom="1pt solid #000000" style:writing-mode="lr-tb"/>
    </style:style>
    <style:style style:name="Table42.B9" style:family="table-cell">
      <style:table-cell-properties fo:padding-left="0in" fo:padding-right="0.0799in" fo:padding-top="0.0875in" fo:padding-bottom="0in" fo:border-left="none" fo:border-right="none" fo:border-top="none" fo:border-bottom="1pt solid #000000" style:writing-mode="lr-tb"/>
    </style:style>
    <style:style style:name="Table42.C9" style:family="table-cell">
      <style:table-cell-properties fo:padding-left="0in" fo:padding-right="0.0799in" fo:padding-top="0.0875in" fo:padding-bottom="0in" fo:border-left="none" fo:border-right="none" fo:border-top="none" fo:border-bottom="1pt solid #000000" style:writing-mode="lr-tb"/>
    </style:style>
    <style:style style:name="P1" style:family="paragraph" style:parent-style-name="Heading_20_3">
      <style:paragraph-properties fo:margin-left="0in" fo:margin-right="0in" fo:text-indent="0in" style:auto-text-indent="false">
        <style:tab-stops>
          <style:tab-stop style:position="2.4091in" style:type="center"/>
          <style:tab-stop style:position="4.5862in" style:type="center"/>
        </style:tab-stops>
      </style:paragraph-properties>
      <style:text-properties officeooo:paragraph-rsid="000f5778"/>
    </style:style>
    <style:style style:name="P2" style:family="paragraph" style:parent-style-name="Heading_20_3">
      <style:paragraph-properties fo:margin-left="0in" fo:margin-right="0in" fo:margin-top="0in" fo:margin-bottom="0.05in" style:contextual-spacing="false" fo:text-indent="0in" style:auto-text-indent="false">
        <style:tab-stops>
          <style:tab-stop style:position="2.5217in" style:type="center"/>
          <style:tab-stop style:position="4.7181in" style:type="center"/>
        </style:tab-stops>
      </style:paragraph-properties>
      <style:text-properties officeooo:paragraph-rsid="000f5778"/>
    </style:style>
    <style:style style:name="P3" style:family="paragraph" style:parent-style-name="Heading_20_3">
      <style:paragraph-properties fo:margin-left="0in" fo:margin-right="0in" fo:margin-top="0in" fo:margin-bottom="0.072in" style:contextual-spacing="false" fo:line-height="109%" fo:text-indent="0in" style:auto-text-indent="false">
        <style:tab-stops>
          <style:tab-stop style:position="2.3909in" style:type="center"/>
          <style:tab-stop style:position="4.5528in" style:type="center"/>
        </style:tab-stops>
      </style:paragraph-properties>
      <style:text-properties officeooo:paragraph-rsid="000f5778"/>
    </style:style>
    <style:style style:name="P4" style:family="paragraph" style:parent-style-name="Heading_20_3">
      <style:paragraph-properties fo:margin-left="0in" fo:margin-right="0in" fo:margin-top="0in" fo:margin-bottom="0.1957in" style:contextual-spacing="false" fo:text-indent="0in" style:auto-text-indent="false">
        <style:tab-stops>
          <style:tab-stop style:position="2.3409in" style:type="center"/>
          <style:tab-stop style:position="4.7098in" style:type="center"/>
        </style:tab-stops>
      </style:paragraph-properties>
      <style:text-properties officeooo:paragraph-rsid="000f5778"/>
    </style:style>
    <style:style style:name="P5" style:family="paragraph" style:parent-style-name="Heading_20_4">
      <style:paragraph-properties fo:margin-left="-0.0102in" fo:margin-right="0in" fo:margin-top="0in" fo:margin-bottom="0.2146in" style:contextual-spacing="false" fo:text-indent="0in" style:auto-text-indent="false">
        <style:tab-stops>
          <style:tab-stop style:position="1.8437in" style:type="center"/>
        </style:tab-stops>
      </style:paragraph-properties>
      <style:text-properties officeooo:paragraph-rsid="000f5778"/>
    </style:style>
    <style:style style:name="P6" style:family="paragraph" style:parent-style-name="Normal" style:list-style-name="L23">
      <style:paragraph-properties fo:margin-left="0in" fo:margin-right="0.0425in" fo:line-height="173%" fo:text-indent="-0.25in" style:auto-text-indent="false"/>
      <style:text-properties officeooo:paragraph-rsid="000f5778"/>
    </style:style>
    <style:style style:name="P7" style:family="paragraph" style:parent-style-name="Normal">
      <style:paragraph-properties fo:margin-left="1.9992in" fo:margin-right="0in" fo:margin-top="0in" fo:margin-bottom="0.1335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f5778"/>
    </style:style>
    <style:style style:name="P8" style:family="paragraph" style:parent-style-name="Normal" style:list-style-name="L2">
      <style:paragraph-properties fo:margin-left="0in" fo:margin-right="0.0425in" fo:margin-top="0in" fo:margin-bottom="0.1354in" style:contextual-spacing="false" fo:line-height="107%" fo:text-indent="-0.25in" style:auto-text-indent="false"/>
      <style:text-properties officeooo:paragraph-rsid="000f5778"/>
    </style:style>
    <style:style style:name="P9" style:family="paragraph" style:parent-style-name="Normal">
      <style:paragraph-properties fo:margin-left="0in" fo:margin-right="0in" fo:margin-top="0in" fo:margin-bottom="0.2547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0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1" style:family="paragraph" style:parent-style-name="Normal">
      <style:paragraph-properties fo:margin-left="0in" fo:margin-right="0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2" style:family="paragraph" style:parent-style-name="Normal">
      <style:paragraph-properties fo:margin-left="0in" fo:margin-right="0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3" style:family="paragraph" style:parent-style-name="Normal">
      <style:paragraph-properties fo:margin-left="0in" fo:margin-right="0in" fo:margin-top="0in" fo:margin-bottom="0.1339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4" style:family="paragraph" style:parent-style-name="Normal">
      <style:paragraph-properties fo:margin-left="0in" fo:margin-right="0in" fo:margin-top="0in" fo:margin-bottom="0.1008in" style:contextual-spacing="false" fo:line-height="107%" fo:text-align="start" style:justify-single-word="false" fo:text-indent="0in" style:auto-text-indent="false" fo:break-before="page">
        <style:tab-stops/>
      </style:paragraph-properties>
      <style:text-properties officeooo:paragraph-rsid="000f5778"/>
    </style:style>
    <style:style style:name="P15" style:family="paragraph" style:parent-style-name="Normal">
      <style:paragraph-properties fo:margin-left="0.03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5778"/>
    </style:style>
    <style:style style:name="P16" style:family="paragraph" style:parent-style-name="Normal">
      <style:paragraph-properties fo:margin-left="0in" fo:margin-right="0.6516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f5778"/>
    </style:style>
    <style:style style:name="P17" style:family="paragraph" style:parent-style-name="Normal">
      <style:paragraph-properties fo:margin-left="0in" fo:margin-right="0.4772in" fo:margin-top="0in" fo:margin-bottom="0.1437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f5778"/>
    </style:style>
    <style:style style:name="P18" style:family="paragraph" style:parent-style-name="Normal">
      <style:paragraph-properties fo:margin-left="0in" fo:margin-right="0.6425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f5778"/>
    </style:style>
    <style:style style:name="P19" style:family="paragraph" style:parent-style-name="Normal">
      <style:paragraph-properties fo:margin-left="0in" fo:margin-right="0.2311in" fo:margin-top="0in" fo:margin-bottom="0.0799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f5778"/>
    </style:style>
    <style:style style:name="P20" style:family="paragraph" style:parent-style-name="Normal">
      <style:paragraph-properties fo:margin-left="0.0118in" fo:margin-right="0.0402in" fo:margin-top="0in" fo:margin-bottom="0.1335in" style:contextual-spacing="false" fo:line-height="107%" fo:text-indent="0in" style:auto-text-indent="false">
        <style:tab-stops/>
      </style:paragraph-properties>
      <style:text-properties officeooo:paragraph-rsid="000f5778"/>
    </style:style>
    <style:style style:name="P21" style:family="paragraph" style:parent-style-name="Normal">
      <style:paragraph-properties fo:margin-left="-0.0035in" fo:margin-right="0.0346in" fo:margin-top="0in" fo:margin-bottom="0in" style:contextual-spacing="false" fo:line-height="107%" fo:text-indent="0in" style:auto-text-indent="false">
        <style:tab-stops/>
      </style:paragraph-properties>
      <style:text-properties officeooo:paragraph-rsid="000f5778"/>
    </style:style>
    <style:style style:name="P22" style:family="paragraph" style:parent-style-name="Normal" style:list-style-name="L13">
      <style:paragraph-properties fo:margin-left="0in" fo:margin-right="0.0425in" fo:margin-top="0in" fo:margin-bottom="0.1354in" style:contextual-spacing="false" fo:line-height="107%" fo:text-indent="-0.25in" style:auto-text-indent="false"/>
      <style:text-properties officeooo:paragraph-rsid="000f5778"/>
    </style:style>
    <style:style style:name="P23" style:family="paragraph" style:parent-style-name="Normal" style:list-style-name="L14">
      <style:paragraph-properties fo:margin-left="0in" fo:margin-right="0.0425in" fo:margin-top="0in" fo:margin-bottom="0.1354in" style:contextual-spacing="false" fo:line-height="107%" fo:text-indent="-0.25in" style:auto-text-indent="false"/>
      <style:text-properties officeooo:paragraph-rsid="000f5778"/>
    </style:style>
    <style:style style:name="P24" style:family="paragraph" style:parent-style-name="Normal" style:list-style-name="L15">
      <style:paragraph-properties fo:margin-left="0in" fo:margin-right="0.0382in" fo:margin-top="0in" fo:margin-bottom="0.1354in" style:contextual-spacing="false" fo:line-height="107%" fo:text-indent="-0.2953in" style:auto-text-indent="false"/>
      <style:text-properties officeooo:paragraph-rsid="000f5778"/>
    </style:style>
    <style:style style:name="P25" style:family="paragraph" style:parent-style-name="Normal" style:list-style-name="L23">
      <style:paragraph-properties fo:margin-left="0in" fo:margin-right="0.0425in" fo:margin-top="0in" fo:margin-bottom="0.1339in" style:contextual-spacing="false" fo:line-height="107%" fo:text-indent="-0.25in" style:auto-text-indent="false"/>
      <style:text-properties officeooo:paragraph-rsid="000f5778"/>
    </style:style>
    <style:style style:name="P26" style:family="paragraph" style:parent-style-name="Normal" style:list-style-name="L23">
      <style:paragraph-properties fo:margin-left="0in" fo:margin-right="0.0425in" fo:margin-top="0in" fo:margin-bottom="0.1319in" style:contextual-spacing="false" fo:line-height="107%" fo:text-indent="-0.25in" style:auto-text-indent="false"/>
      <style:text-properties officeooo:paragraph-rsid="000f5778"/>
    </style:style>
    <style:style style:name="P27" style:family="paragraph" style:parent-style-name="Normal" style:list-style-name="L23">
      <style:paragraph-properties fo:margin-left="0in" fo:margin-right="0.0425in" fo:margin-top="0in" fo:margin-bottom="0.1335in" style:contextual-spacing="false" fo:line-height="107%" fo:text-indent="-0.25in" style:auto-text-indent="false"/>
      <style:text-properties officeooo:paragraph-rsid="000f5778"/>
    </style:style>
    <style:style style:name="P28" style:family="paragraph" style:parent-style-name="Normal">
      <style:paragraph-properties fo:margin-left="0.0118in" fo:margin-right="0.0425in" fo:margin-top="0in" fo:margin-bottom="0.1457in" style:contextual-spacing="false" fo:text-indent="0in" style:auto-text-indent="false">
        <style:tab-stops/>
      </style:paragraph-properties>
      <style:text-properties officeooo:paragraph-rsid="000f5778"/>
    </style:style>
    <style:style style:name="P29" style:family="paragraph" style:parent-style-name="Normal">
      <style:paragraph-properties fo:margin-left="0.0118in" fo:margin-right="0.0425in" fo:margin-top="0in" fo:margin-bottom="0.0362in" style:contextual-spacing="false" fo:text-indent="0in" style:auto-text-indent="false">
        <style:tab-stops/>
      </style:paragraph-properties>
      <style:text-properties officeooo:paragraph-rsid="000f5778"/>
    </style:style>
    <style:style style:name="P30" style:family="paragraph" style:parent-style-name="Normal">
      <style:paragraph-properties fo:margin-left="0.0118in" fo:margin-right="0.0425in" fo:text-indent="0in" style:auto-text-indent="false">
        <style:tab-stops/>
      </style:paragraph-properties>
      <style:text-properties officeooo:paragraph-rsid="000f5778"/>
    </style:style>
    <style:style style:name="P31" style:family="paragraph" style:parent-style-name="Normal">
      <style:paragraph-properties fo:margin-left="0.0118in" fo:margin-right="0.0898in" fo:text-indent="0in" style:auto-text-indent="false">
        <style:tab-stops/>
      </style:paragraph-properties>
      <style:text-properties officeooo:paragraph-rsid="000f5778"/>
    </style:style>
    <style:style style:name="P32" style:family="paragraph" style:parent-style-name="Normal">
      <style:paragraph-properties fo:margin-left="0.0118in" fo:margin-right="0.0425in" fo:margin-top="0in" fo:margin-bottom="0.0736in" style:contextual-spacing="false" fo:line-height="137%" fo:text-indent="0in" style:auto-text-indent="false">
        <style:tab-stops/>
      </style:paragraph-properties>
      <style:text-properties officeooo:paragraph-rsid="000f5778"/>
    </style:style>
    <style:style style:name="P33" style:family="paragraph" style:parent-style-name="Normal" style:list-style-name="L2">
      <style:paragraph-properties fo:margin-left="0in" fo:margin-right="0.0425in" fo:text-indent="-0.25in" style:auto-text-indent="false"/>
      <style:text-properties officeooo:paragraph-rsid="000f5778"/>
    </style:style>
    <style:style style:name="P34" style:family="paragraph" style:parent-style-name="Normal" style:list-style-name="L2">
      <style:paragraph-properties fo:margin-left="0in" fo:margin-right="0.0425in" fo:margin-top="0in" fo:margin-bottom="0.2075in" style:contextual-spacing="false" fo:text-indent="-0.25in" style:auto-text-indent="false"/>
      <style:text-properties officeooo:paragraph-rsid="000f5778"/>
    </style:style>
    <style:style style:name="P35" style:family="paragraph" style:parent-style-name="Normal">
      <style:paragraph-properties fo:margin-left="0.0118in" fo:margin-right="1.0409in" fo:margin-top="0in" fo:margin-bottom="0in" style:contextual-spacing="false" fo:line-height="179%" fo:text-indent="0in" style:auto-text-indent="false">
        <style:tab-stops/>
      </style:paragraph-properties>
      <style:text-properties officeooo:paragraph-rsid="000f5778"/>
    </style:style>
    <style:style style:name="P36" style:family="paragraph" style:parent-style-name="Normal">
      <style:paragraph-properties fo:margin-left="0.0118in" fo:margin-right="0.0425in" fo:margin-top="0in" fo:margin-bottom="0.0402in" style:contextual-spacing="false" fo:line-height="152%" fo:text-indent="0in" style:auto-text-indent="false">
        <style:tab-stops/>
      </style:paragraph-properties>
      <style:text-properties officeooo:paragraph-rsid="000f5778"/>
    </style:style>
    <style:style style:name="P37" style:family="paragraph" style:parent-style-name="Normal">
      <style:paragraph-properties fo:margin-left="0.0118in" fo:margin-right="0.0425in" fo:margin-top="0in" fo:margin-bottom="0.061in" style:contextual-spacing="false" fo:line-height="142%" fo:text-indent="0in" style:auto-text-indent="false">
        <style:tab-stops/>
      </style:paragraph-properties>
      <style:text-properties officeooo:paragraph-rsid="000f5778"/>
    </style:style>
    <style:style style:name="P38" style:family="paragraph" style:parent-style-name="Normal" style:list-style-name="L13">
      <style:paragraph-properties fo:margin-left="0in" fo:margin-right="0.0425in" fo:text-indent="-0.25in" style:auto-text-indent="false"/>
      <style:text-properties officeooo:paragraph-rsid="000f5778"/>
    </style:style>
    <style:style style:name="P39" style:family="paragraph" style:parent-style-name="Normal" style:list-style-name="L14">
      <style:paragraph-properties fo:margin-left="0in" fo:margin-right="0.0425in" fo:text-indent="-0.25in" style:auto-text-indent="false"/>
      <style:text-properties officeooo:paragraph-rsid="000f5778"/>
    </style:style>
    <style:style style:name="P40" style:family="paragraph" style:parent-style-name="Normal" style:list-style-name="L15">
      <style:paragraph-properties fo:margin-left="0in" fo:margin-right="0.0382in" fo:text-indent="-0.2953in" style:auto-text-indent="false"/>
      <style:text-properties officeooo:paragraph-rsid="000f5778"/>
    </style:style>
    <style:style style:name="P41" style:family="paragraph" style:parent-style-name="Normal" style:list-style-name="L16">
      <style:paragraph-properties fo:margin-left="0in" fo:margin-right="0.0425in" fo:text-indent="-0.25in" style:auto-text-indent="false"/>
      <style:text-properties officeooo:paragraph-rsid="000f5778"/>
    </style:style>
    <style:style style:name="P42" style:family="paragraph" style:parent-style-name="Normal" style:list-style-name="L17">
      <style:paragraph-properties fo:margin-left="0in" fo:margin-right="0.0425in" fo:text-indent="-0.25in" style:auto-text-indent="false"/>
      <style:text-properties officeooo:paragraph-rsid="000f5778"/>
    </style:style>
    <style:style style:name="P43" style:family="paragraph" style:parent-style-name="Normal" style:list-style-name="L18">
      <style:paragraph-properties fo:margin-left="0in" fo:margin-right="0.0425in" fo:text-indent="-0.25in" style:auto-text-indent="false"/>
      <style:text-properties officeooo:paragraph-rsid="000f5778"/>
    </style:style>
    <style:style style:name="P44" style:family="paragraph" style:parent-style-name="Normal" style:list-style-name="L19">
      <style:paragraph-properties fo:margin-left="0in" fo:margin-right="0.0425in" fo:text-indent="-0.25in" style:auto-text-indent="false"/>
      <style:text-properties officeooo:paragraph-rsid="000f5778"/>
    </style:style>
    <style:style style:name="P45" style:family="paragraph" style:parent-style-name="Normal" style:list-style-name="L20">
      <style:paragraph-properties fo:margin-left="0in" fo:margin-right="0.0425in" fo:text-indent="-0.25in" style:auto-text-indent="false"/>
      <style:text-properties officeooo:paragraph-rsid="000f5778"/>
    </style:style>
    <style:style style:name="P46" style:family="paragraph" style:parent-style-name="Normal" style:list-style-name="L21">
      <style:paragraph-properties fo:margin-left="0in" fo:margin-right="0.0425in" fo:text-indent="-0.25in" style:auto-text-indent="false"/>
      <style:text-properties officeooo:paragraph-rsid="000f5778"/>
    </style:style>
    <style:style style:name="P47" style:family="paragraph" style:parent-style-name="Normal" style:list-style-name="L22">
      <style:paragraph-properties fo:margin-left="0in" fo:margin-right="0.0425in" fo:text-indent="-0.25in" style:auto-text-indent="false"/>
      <style:text-properties officeooo:paragraph-rsid="000f5778"/>
    </style:style>
    <style:style style:name="P48" style:family="paragraph" style:parent-style-name="Normal" style:list-style-name="L23">
      <style:paragraph-properties fo:margin-left="0in" fo:margin-right="0.0425in" fo:text-indent="-0.25in" style:auto-text-indent="false"/>
      <style:text-properties officeooo:paragraph-rsid="000f5778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1.7319in" style:type="center"/>
          <style:tab-stop style:position="3.4827in" style:type="center"/>
        </style:tab-stops>
      </style:paragraph-properties>
      <style:text-properties officeooo:paragraph-rsid="000f5778"/>
    </style:style>
    <style:style style:name="T1" style:family="text">
      <style:text-properties style:font-name="Franklin Gothic" fo:font-size="24pt" style:font-name-asian="Franklin Gothic" style:font-size-asian="24pt" style:font-name-complex="Franklin Gothic"/>
    </style:style>
    <style:style style:name="T2" style:family="text">
      <style:text-properties style:font-name="Franklin Gothic" style:font-name-asian="Franklin Gothic" style:font-name-complex="Franklin Gothic"/>
    </style:style>
    <style:style style:name="T3" style:family="text">
      <style:text-properties style:text-position="super 65%" fo:font-size="18.5pt" style:font-size-asian="18.5pt"/>
    </style:style>
    <style:style style:name="T4" style:family="text">
      <style:text-properties style:text-position="super 65%" style:font-name="Calibri" fo:font-size="18.5pt" style:font-name-asian="Calibri" style:font-size-asian="18.5pt" style:font-name-complex="Calibri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Calibri" fo:font-size="11pt" style:font-name-asian="Calibri" style:font-size-asian="11pt" style:font-name-complex="Calibri"/>
    </style:style>
    <style:style style:name="T8" style:family="text">
      <style:text-properties style:font-name="Calibri" fo:font-size="12pt" style:font-name-asian="Calibri" style:font-size-asian="12pt" style:font-name-complex="Calibri"/>
    </style:style>
    <style:style style:name="T9" style:family="text">
      <style:text-properties style:text-position="sub 65%" style:font-name="Calibri" fo:font-size="18.5pt" style:font-name-asian="Calibri" style:font-size-asian="18.5pt" style:font-name-complex="Calibri"/>
    </style:style>
    <style:style style:name="T10" style:family="text">
      <style:text-properties fo:font-size="15pt" style:font-size-asian="15pt"/>
    </style:style>
    <text:list-style style:name="L1">
      <text:list-level-style-number text:level="1" text:style-name="WW_5f_CharLFO65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5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5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5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5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953in"/>
        </style:list-level-properties>
      </text:list-level-style-number>
      <text:list-level-style-number text:level="2" text:style-name="WW_5f_CharLFO5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5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WW_5f_CharLFO5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WW_5f_CharLFO6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6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WW_5f_CharLFO6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6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WW_5f_CharLFO6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5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5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WW_5f_CharLFO5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953in"/>
        </style:list-level-properties>
      </text:list-level-style-number>
      <text:list-level-style-number text:level="2" text:style-name="WW_5f_CharLFO5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5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5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WW_5f_CharLFO6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6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6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6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6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65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Default_20_Paragraph_20_Font"><text:span text:style-name="T1">5. Maqibsa <text:tab/></text:span></text:span><text:span text:style-name="Default_20_Paragraph_20_Font"><text:span text:style-name="T3"> </text:span></text:span></text:p>
      <text:p text:style-name="P7"><text:s/></text:p>
      <text:p text:style-name="P28">Maqibsi akkuma maqaa jecha qabiyyeeti. Akkasumas maqibsi garee jechootaa keessaa tokkodha. Maqibsa maqaa irratti dabalamee odeeffannoo dabalataa maqaaf kenna; karaa adda addaas maqaa adda baasee agarsiisaa. Kana jechuun maqibsi karaa tajaajilaa agarsiistuufi lakkoofsa waliin wal fakkaata. Haala maqaa agarsiisuun, maqibsi akaakuu adda addaa qaba (Addunyaa, 2018: 59). <text:s/>Isaan keessaa isaan ijoo ta’an ilaalla. </text:p>
      <text:p text:style-name="P32">1. <text:span text:style-name="Default_20_Paragraph_20_Font"><text:span text:style-name="T2">Maqibsa hammamtaa</text:span></text:span><text:span text:style-name="Default_20_Paragraph_20_Font"><text:span text:style-name="T5">: <text:s/></text:span></text:span>ibsitootni maqaa armaan gadii hanga agarsiisu: <text:s/></text:p>
      <text:list xml:id="list3790980372" text:style-name="L2">
        <text:list-item>
          <text:p text:style-name="P33">nama <text:span text:style-name="Default_20_Paragraph_20_Font"><text:span text:style-name="T6">guddaa </text:span></text:span><text:s/></text:p>
        </text:list-item>
        <text:list-item>
          <text:p text:style-name="P33">saree <text:span text:style-name="Default_20_Paragraph_20_Font"><text:span text:style-name="T6">xinnoo </text:span></text:span><text:s/></text:p>
        </text:list-item>
        <text:list-item>
          <text:p text:style-name="P8">muka <text:span text:style-name="Default_20_Paragraph_20_Font"><text:span text:style-name="T6">dheeraa </text:span></text:span><text:s/></text:p>
        </text:list-item>
        <text:list-item>
          <text:p text:style-name="P33">hintala <text:span text:style-name="Default_20_Paragraph_20_Font"><text:span text:style-name="T6">gabaabduu </text:span></text:span><text:s/></text:p>
        </text:list-item>
        <text:list-item>
          <text:p text:style-name="P34">dubartii <text:span text:style-name="Default_20_Paragraph_20_Font"><text:span text:style-name="T6">furdoo </text:span></text:span>fi kkf. <text:s text:c="2"/></text:p>
        </text:list-item>
      </text:list>
      <text:p text:style-name="P35">2. <text:span text:style-name="Default_20_Paragraph_20_Font"><text:span text:style-name="T2">Maqibsa akaakuu ykn bifa waan tokkoo agarsiisu</text:span></text:span><text:span text:style-name="Default_20_Paragraph_20_Font"><text:span text:style-name="T5">: <text:s/></text:span></text:span>Ibsitoonni maqaa armaan gadii akaakuu agarsiisu. <text:s/>a. barataa <text:span text:style-name="Default_20_Paragraph_20_Font"><text:span text:style-name="T6">diimaa </text:span></text:span><text:s/></text:p>
      <text:list xml:id="list3256292690" text:style-name="L13">
        <text:list-item>
          <text:p text:style-name="P38">nyaata <text:span text:style-name="Default_20_Paragraph_20_Font"><text:span text:style-name="T6">mi'aawaa </text:span></text:span>fi kkf. <text:s/></text:p>
        </text:list-item>
        <text:list-item>
          <text:p text:style-name="P38">sangaa <text:span text:style-name="Default_20_Paragraph_20_Font"><text:span text:style-name="T6">adii </text:span></text:span><text:s/></text:p>
        </text:list-item>
        <text:list-item>
          <text:p text:style-name="P22">dhagaa <text:span text:style-name="Default_20_Paragraph_20_Font"><text:span text:style-name="T6">gurraachaa </text:span></text:span><text:s/></text:p>
        </text:list-item>
      </text:list>
      <text:p text:style-name="P36">3. <text:span text:style-name="Default_20_Paragraph_20_Font"><text:span text:style-name="T6">Maqibsa amala agarsiisu</text:span></text:span>: Ibsitoonni maqaa armaan gadii amala agarsiisu. a. nama <text:span text:style-name="Default_20_Paragraph_20_Font"><text:span text:style-name="T6">gaarii</text:span></text:span> </text:p>
      <text:list xml:id="list863741566" text:style-name="L14">
        <text:list-item>
          <text:p text:style-name="P39">dubartii <text:span text:style-name="Default_20_Paragraph_20_Font"><text:span text:style-name="T6">cimtuu</text:span></text:span> </text:p>
        </text:list-item>
        <text:list-item>
          <text:p text:style-name="P39">gurbaa <text:span text:style-name="Default_20_Paragraph_20_Font"><text:span text:style-name="T6">hamaa </text:span></text:span><text:s/></text:p>
        </text:list-item>
        <text:list-item>
          <text:p text:style-name="P23">hintala <text:span text:style-name="Default_20_Paragraph_20_Font"><text:span text:style-name="T6">garalaafettii</text:span></text:span> </text:p>
        </text:list-item>
      </text:list>
      <text:p text:style-name="P29">Maqibsi madda isaatiin bakkeewwan sadiitti qoodama: maqibsa bu'uuraa, maqibsa dhalatoo, maqibsa irra deebii. <text:s/>Maqibsi bu’uuraa ganamuumaa kaasee afaanicha keessa jira. Fakkeenyaf <text:span text:style-name="Default_20_Paragraph_20_Font"><text:span text:style-name="T6">guddaa</text:span></text:span>, <text:span text:style-name="Default_20_Paragraph_20_Font"><text:span text:style-name="T6">diimaa</text:span></text:span>, <text:span text:style-name="Default_20_Paragraph_20_Font"><text:span text:style-name="T6">adiifi </text:span></text:span>kkf. Maqibsi irra deebiis jira. Fakkeenyaaf, <text:span text:style-name="Default_20_Paragraph_20_Font"><text:span text:style-name="T6">diimaa-diddiimaa</text:span></text:span>,<text:span text:style-name="Default_20_Paragraph_20_Font"><text:span text:style-name="T6">gurraacha-</text:span></text:span></text:p>
      <text:p text:style-name="P30"><text:span text:style-name="Default_20_Paragraph_20_Font"><text:span text:style-name="T6">guguraachaa</text:span></text:span>, <text:span text:style-name="Default_20_Paragraph_20_Font"><text:span text:style-name="T6">bal’aa-babal’aa</text:span></text:span>fi kkf. Maqibsi dhalatoo gadi fageenya waan qabuuf akka armaan gadiitti addeeffama. <text:s/></text:p>
      <text:p text:style-name="P9"><text:s/></text:p>
      <text:h text:style-name="P1" text:outline-level="3"><text:soft-page-break/><text:span text:style-name="Default_20_Paragraph_20_Font"><text:span text:style-name="T7"><text:tab/></text:span></text:span>5.1. Maqibsa Dhalatoo <text:tab/><text:span text:style-name="Default_20_Paragraph_20_Font"><text:span text:style-name="T4"> </text:span></text:span></text:h>
      <text:p text:style-name="P16"><text:s/></text:p>
      <text:p text:style-name="P30">Akkuma maqaan dhalatoo garee jechaa irraa uumamu maqibsi dhalatoos garee jechaa irraa uumama. AO keessatti maxxantoonni - <text:span text:style-name="Default_20_Paragraph_20_Font"><text:span text:style-name="T6">a</text:span></text:span>, <text:s/>-<text:span text:style-name="Default_20_Paragraph_20_Font"><text:span text:style-name="T6">aa </text:span></text:span>, fi -<text:span text:style-name="Default_20_Paragraph_20_Font"><text:span text:style-name="T6">tuu </text:span></text:span>n gochima irratti maxxanuudhaan maqibsa dhalatoo uumu. <text:s/>Fkn, </text:p>
      <text:p text:style-name="P30">1. bareede (gochima) </text:p>
      <text:list xml:id="list3524061403" text:style-name="L15">
        <text:list-item>
          <text:p text:style-name="P40"><text:span text:style-name="Default_20_Paragraph_20_Font"><text:span text:style-name="T6">bareed-aa </text:span></text:span>(maqibsa) </text:p>
        </text:list-item>
        <text:list-item>
          <text:p text:style-name="P24"><text:span text:style-name="Default_20_Paragraph_20_Font"><text:span text:style-name="T6">bareed-tuu/bareedduu </text:span></text:span>(maqibsa) </text:p>
        </text:list-item>
      </text:list>
      <text:p text:style-name="P30">2. ulfaate (gochima) </text:p>
      <text:list xml:id="list4178554605" text:style-name="L16">
        <text:list-item>
          <text:p text:style-name="P41"><text:span text:style-name="Default_20_Paragraph_20_Font"><text:span text:style-name="T6">ulfaat-aa </text:span></text:span>(maqibsa) </text:p>
        </text:list-item>
        <text:list-item>
          <text:p text:style-name="P41"><text:span text:style-name="Default_20_Paragraph_20_Font"><text:span text:style-name="T6">ulfaat-tuu </text:span></text:span>(maqibsa) </text:p>
        </text:list-item>
      </text:list>
      <text:p text:style-name="P30">Akkasumas fufileen - <text:span text:style-name="Default_20_Paragraph_20_Font"><text:span text:style-name="T6">eessa/</text:span></text:span>- <text:span text:style-name="Default_20_Paragraph_20_Font"><text:span text:style-name="T6">eetti <text:tab/></text:span></text:span>n gochima irratti maxxanuudhaan maqibsa dhalatoo uumu. Fkn, <text:s/></text:p>
      <text:p text:style-name="P30">1. soorome (gochima) </text:p>
      <text:list xml:id="list3972815214" text:style-name="L17">
        <text:list-item>
          <text:p text:style-name="P42"><text:span text:style-name="Default_20_Paragraph_20_Font"><text:span text:style-name="T6">soor-eessa </text:span></text:span>(maqibsa) </text:p>
        </text:list-item>
        <text:list-item>
          <text:p text:style-name="P42"><text:span text:style-name="Default_20_Paragraph_20_Font"><text:span text:style-name="T6">Soor-ettii </text:span></text:span>(maqibsa) </text:p>
        </text:list-item>
      </text:list>
      <text:p text:style-name="P30">2. daboome (gochima) </text:p>
      <text:list xml:id="list3432545391" text:style-name="L18">
        <text:list-item>
          <text:p text:style-name="P43"><text:span text:style-name="Default_20_Paragraph_20_Font"><text:span text:style-name="T6">dab-eessa </text:span></text:span>(maqibsa) </text:p>
        </text:list-item>
        <text:list-item>
          <text:p text:style-name="P43"><text:span text:style-name="Default_20_Paragraph_20_Font"><text:span text:style-name="T6">dab-eettii </text:span></text:span>(maqibsa) </text:p>
        </text:list-item>
      </text:list>
      <text:p text:style-name="P20">3. ko’oome (gochima) </text:p>
      <text:list xml:id="list4007689894" text:style-name="L19">
        <text:list-item>
          <text:p text:style-name="P44"><text:span text:style-name="Default_20_Paragraph_20_Font"><text:span text:style-name="T6">ko’-eessa </text:span></text:span>(maqibsa) </text:p>
        </text:list-item>
        <text:list-item>
          <text:p text:style-name="P44"><text:span text:style-name="Default_20_Paragraph_20_Font"><text:span text:style-name="T6">Ko’-eettii </text:span></text:span>(maqibsa) </text:p>
        </text:list-item>
      </text:list>
      <text:p text:style-name="P30">Fufileen kanneen akka –<text:span text:style-name="Default_20_Paragraph_20_Font"><text:span text:style-name="T6">ee </text:span></text:span>,-<text:span text:style-name="Default_20_Paragraph_20_Font"><text:span text:style-name="T6">uu </text:span></text:span>, <text:s/>fi –<text:span text:style-name="Default_20_Paragraph_20_Font"><text:span text:style-name="T6">oo </text:span></text:span>jiranis gochima irratti ida’amanii maqibsa dhalatoo uumu. Fkn, <text:s/></text:p>
      <text:list xml:id="list1528436195" text:style-name="L20">
        <text:list-item>
          <text:p text:style-name="P45">fagaate (gochima) — <text:span text:style-name="Default_20_Paragraph_20_Font"><text:span text:style-name="T6">fagoo </text:span></text:span>(maqibsa) </text:p>
        </text:list-item>
        <text:list-item>
          <text:p text:style-name="P45">gadhate (gochima) —<text:span text:style-name="Default_20_Paragraph_20_Font"><text:span text:style-name="T6">gadhee </text:span></text:span>(maqibsa) </text:p>
        </text:list-item>
        <text:list-item>
          <text:p text:style-name="P45">gobbate (gochima) —<text:span text:style-name="Default_20_Paragraph_20_Font"><text:span text:style-name="T6">gobbuu </text:span></text:span>(maqibsa) </text:p>
        </text:list-item>
      </text:list>
      <text:p text:style-name="P17"><text:s/></text:p>
      <text:h text:style-name="P2" text:outline-level="3"><text:soft-page-break/><text:span text:style-name="Default_20_Paragraph_20_Font"><text:span text:style-name="T7"><text:tab/></text:span></text:span>5.2. Maqibsafi Lakkoofsa <text:tab/><text:span text:style-name="Default_20_Paragraph_20_Font"><text:span text:style-name="T9"> </text:span></text:span></text:h>
      <text:p text:style-name="P37">AO keessatti maqibsi lakkoofsa heddummina mul'isa. Garuu mallattoo ykn fufiin qeentee agarsiisuu hinjiru. Maqibsi heddummina agarsiisuuf hundee jechaa irra deebi'a. Fakkeenyaaf kanneen armaan gadii haa hubannu: <text:s text:c="2"/>a. namoota <text:span text:style-name="Default_20_Paragraph_20_Font"><text:span text:style-name="T6">gu-guddaa </text:span></text:span><text:s/></text:p>
      <text:list xml:id="list1872641915" text:style-name="L21">
        <text:list-item>
          <text:p text:style-name="P46">dubartoota <text:span text:style-name="Default_20_Paragraph_20_Font"><text:span text:style-name="T6">fu-furdoo </text:span></text:span><text:s/></text:p>
        </text:list-item>
        <text:list-item>
          <text:p text:style-name="P46">ijoollee <text:span text:style-name="Default_20_Paragraph_20_Font"><text:span text:style-name="T6">qa-qalloo </text:span></text:span><text:s/></text:p>
        </text:list-item>
      </text:list>
      <text:p text:style-name="P18"><text:s/></text:p>
      <text:h text:style-name="P3" text:outline-level="3"><text:span text:style-name="Default_20_Paragraph_20_Font"><text:span text:style-name="T7"><text:tab/></text:span></text:span>5.3. Maqibsafi Korniyaa <text:tab/><text:span text:style-name="Default_20_Paragraph_20_Font"><text:span text:style-name="T9"> </text:span></text:span></text:h>
      <text:p text:style-name="P32">AO keessatti maqibsi korniyaa dhiiraafi dubartii adda baasee agarsiisa. Maqibsa irratti fufii - <text:span text:style-name="Default_20_Paragraph_20_Font"><text:span text:style-name="T6">tuu </text:span></text:span>yoo idaane, maqibsi sun korniyaa dubartii agarsiisa. Garuu fufii - <text:span text:style-name="Default_20_Paragraph_20_Font"><text:span text:style-name="T6">tuu </text:span></text:span>n kun sagalee ishee dursee dhufetti waan gosagaloomtuuf yeroo baayyee bifa jijjiirratti. Yeroo biroo ammoo fufiin –<text:span text:style-name="Default_20_Paragraph_20_Font"><text:span text:style-name="T6">oo </text:span></text:span>korniyaa dubartii agarsiisti. Korniyaan dhiiraa garuu fufii –<text:span text:style-name="Default_20_Paragraph_20_Font"><text:span text:style-name="T6">aa </text:span></text:span>tiin mul'ata. Akkasumas fufiin - <text:span text:style-name="Default_20_Paragraph_20_Font"><text:span text:style-name="T6">cha </text:span></text:span>dhiira –<text:span text:style-name="Default_20_Paragraph_20_Font"><text:span text:style-name="T6">tittii </text:span></text:span>n ammoo dubartii agarsiisu (beekamaas agarsiisu, Boqonnaa 4 ilaalaa) waliin. Fkn, a. dubartii <text:span text:style-name="Default_20_Paragraph_20_Font"><text:span text:style-name="T6">diim-tuu</text:span></text:span> </text:p>
      <text:list xml:id="list792152420" text:style-name="L22">
        <text:list-item>
          <text:p text:style-name="P47">dhiira <text:span text:style-name="Default_20_Paragraph_20_Font"><text:span text:style-name="T6">diim-aa </text:span></text:span><text:s/></text:p>
        </text:list-item>
        <text:list-item>
          <text:p text:style-name="P47">diim-<text:span text:style-name="Default_20_Paragraph_20_Font"><text:span text:style-name="T6">icha </text:span></text:span><text:s/></text:p>
        </text:list-item>
        <text:list-item>
          <text:p text:style-name="P47">diim-<text:span text:style-name="Default_20_Paragraph_20_Font"><text:span text:style-name="T6">tittii </text:span></text:span><text:s/></text:p>
        </text:list-item>
      </text:list>
      <text:p text:style-name="P19"><text:s/></text:p>
      <text:h text:style-name="P4" text:outline-level="3"><text:span text:style-name="Default_20_Paragraph_20_Font"><text:span text:style-name="T7"><text:tab/></text:span></text:span>5.4. Maqaa akka Maqibsatti <text:tab/><text:span text:style-name="Default_20_Paragraph_20_Font"><text:span text:style-name="T9"> </text:span></text:span></text:h>
      <text:p text:style-name="P29">AO keessatti maqaan akka maqibsa maqaa ibsa. Haala kana fakkeenyota armaan gadiirraa hubachuu dandeenya </text:p>
      <text:p text:style-name="P21">(dabalataafi <text:span text:style-name="Default_20_Paragraph_20_Font"><text:span text:style-name="T6">4.6.5. maayii qabeenyaa </text:span></text:span>ilaalaa): 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5"><text:span text:style-name="Default_20_Paragraph_20_Font"><text:span text:style-name="T2">Maqaa </text:span></text:span></text:p>
          </table:table-cell>
          <table:table-cell table:style-name="Table42.A1" office:value-type="string">
            <text:p text:style-name="P10"><text:span text:style-name="Default_20_Paragraph_20_Font"><text:span text:style-name="T2">Maqaa </text:span></text:span></text:p>
          </table:table-cell>
          <table:table-cell table:style-name="Table42.A1" office:value-type="string">
            <text:p text:style-name="P10"><text:span text:style-name="Default_20_Paragraph_20_Font"><text:span text:style-name="T2">Gaalee maqaa </text:span></text:span></text:p>
          </table:table-cell>
        </table:table-row>
        <table:table-row table:style-name="Table42.2">
          <table:table-cell table:style-name="Table42.A2" office:value-type="string">
            <text:p text:style-name="P15"><text:span text:style-name="Default_20_Paragraph_20_Font"><text:span text:style-name="T2">hoolaa </text:span></text:span></text:p>
          </table:table-cell>
          <table:table-cell table:style-name="Table42.A2" office:value-type="string">
            <text:p text:style-name="P10"><text:span text:style-name="Default_20_Paragraph_20_Font"><text:span text:style-name="T2">foon </text:span></text:span></text:p>
          </table:table-cell>
          <table:table-cell table:style-name="Table42.A2" office:value-type="string">
            <text:p text:style-name="P10"><text:span text:style-name="Default_20_Paragraph_20_Font"><text:span text:style-name="T2">hoolaa foonii </text:span></text:span></text:p>
          </table:table-cell>
        </table:table-row>
        <table:table-row table:style-name="Table42.3">
          <table:table-cell table:style-name="Table42.A3" office:value-type="string">
            <text:p text:style-name="P15"><text:span text:style-name="Default_20_Paragraph_20_Font"><text:span text:style-name="T2">foon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hoola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foon hoolaa </text:span></text:span></text:p>
          </table:table-cell>
        </table:table-row>
        <table:table-row table:style-name="Table42.4">
          <table:table-cell table:style-name="Table42.A3" office:value-type="string">
            <text:p text:style-name="P15"><text:span text:style-name="Default_20_Paragraph_20_Font"><text:span text:style-name="T2">sa’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aannan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sa’a aannanii </text:span></text:span></text:p>
          </table:table-cell>
        </table:table-row>
        <text:soft-page-break/>
        <table:table-row table:style-name="Table42.5">
          <table:table-cell table:style-name="Table42.A3" office:value-type="string">
            <text:p text:style-name="P15"><text:span text:style-name="Default_20_Paragraph_20_Font"><text:span text:style-name="T2">aannan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sa’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aannan sa’aa </text:span></text:span></text:p>
          </table:table-cell>
        </table:table-row>
        <table:table-row table:style-name="Table42.6">
          <table:table-cell table:style-name="Table42.A3" office:value-type="string">
            <text:p text:style-name="P15"><text:span text:style-name="Default_20_Paragraph_20_Font"><text:span text:style-name="T2">man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dhaga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mana dhagaa </text:span></text:span></text:p>
          </table:table-cell>
        </table:table-row>
        <table:table-row table:style-name="Table42.7">
          <table:table-cell table:style-name="Table42.A3" office:value-type="string">
            <text:p text:style-name="P15"><text:span text:style-name="Default_20_Paragraph_20_Font"><text:span text:style-name="T2">dhaga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man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dhagaa manaa </text:span></text:span></text:p>
          </table:table-cell>
        </table:table-row>
        <table:table-row table:style-name="Table42.4">
          <table:table-cell table:style-name="Table42.A3" office:value-type="string">
            <text:p text:style-name="P15"><text:span text:style-name="Default_20_Paragraph_20_Font"><text:span text:style-name="T2">horii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daldala </text:span></text:span></text:p>
          </table:table-cell>
          <table:table-cell table:style-name="Table42.A3" office:value-type="string">
            <text:p text:style-name="P10"><text:span text:style-name="Default_20_Paragraph_20_Font"><text:span text:style-name="T2">horii daldalaa </text:span></text:span></text:p>
          </table:table-cell>
        </table:table-row>
        <table:table-row table:style-name="Table42.9">
          <table:table-cell table:style-name="Table42.A9" office:value-type="string">
            <text:p text:style-name="P15"><text:span text:style-name="Default_20_Paragraph_20_Font"><text:span text:style-name="T2">daldala </text:span></text:span></text:p>
          </table:table-cell>
          <table:table-cell table:style-name="Table42.B9" office:value-type="string">
            <text:p text:style-name="P10"><text:span text:style-name="Default_20_Paragraph_20_Font"><text:span text:style-name="T2">horii </text:span></text:span></text:p>
          </table:table-cell>
          <table:table-cell table:style-name="Table42.C9" office:value-type="string">
            <text:p text:style-name="P10"><text:span text:style-name="Default_20_Paragraph_20_Font"><text:span text:style-name="T2">daldala horii </text:span></text:span></text:p>
          </table:table-cell>
        </table:table-row>
      </table:table>
      <text:p text:style-name="P31">Akkuma fakkeenyota armaan oliirraa hubanutti maqaan isa duraatti aanee dhufu akkuma maqibsa maqaa isa dura dhufeeru sana ibsa. Haala kanaan maqaa bakka waljijjiiruun hiika garagaraa argachuuu dandeenya. Fkn,<text:span text:style-name="Default_20_Paragraph_20_Font"><text:span text:style-name="T6">hoolaa foonii <text:s/></text:span></text:span>jechuufi <text:span text:style-name="Default_20_Paragraph_20_Font"><text:span text:style-name="T6">foon hoolaa </text:span></text:span>jechuun hiikaan tokko miti; inni duraa <text:span text:style-name="Default_20_Paragraph_20_Font"><text:span text:style-name="T6">hoolaa foon </text:span></text:span>iif horsiisan jechuudha, inni lammaffaammoo <text:span text:style-name="Default_20_Paragraph_20_Font"><text:span text:style-name="T6">foon </text:span></text:span>kun kan <text:span text:style-name="Default_20_Paragraph_20_Font"><text:span text:style-name="T6">hoolaa </text:span></text:span>ti jechuudha. Akkasumas <text:span text:style-name="Default_20_Paragraph_20_Font"><text:span text:style-name="T6">mana dhagaa </text:span></text:span>jechuufi <text:span text:style-name="Default_20_Paragraph_20_Font"><text:span text:style-name="T6">dhagaa manaa</text:span></text:span> jechuun adda adda. <text:s/></text:p>
      <text:p text:style-name="P11"><text:s/></text:p>
      <text:p text:style-name="P12"><text:s/></text:p>
      <text:p text:style-name="P13"><text:s/></text:p>
      <text:p text:style-name="P10"><text:s/></text:p>
      <text:p text:style-name="P14"><text:s/></text:p>
      <text:h text:style-name="P5" text:outline-level="4"><text:span text:style-name="Default_20_Paragraph_20_Font"><text:span text:style-name="T8"><text:s/><text:tab/></text:span></text:span><text:span text:style-name="Default_20_Paragraph_20_Font"><text:span text:style-name="T10">Gaaffilee Boqonnichaa </text:span></text:span></text:h>
      <text:list xml:id="list3857072145" text:style-name="L23">
        <text:list-item>
          <text:p text:style-name="P48">Addaddummaan maqaafi ibsa maqaa gidduu jiru maali? </text:p>
        </text:list-item>
        <text:list-item>
          <text:p text:style-name="P48">Tajaajilli maqibsaa maali? </text:p>
        </text:list-item>
        <text:list-item>
          <text:p text:style-name="P48">Maqibsi dhalatoo maali? </text:p>
        </text:list-item>
        <text:list-item>
          <text:p text:style-name="P48">Maqibsi uumamtee maali? </text:p>
        </text:list-item>
        <text:list-item>
          <text:p text:style-name="P48">AO keessatti maqibsi akka maqaatti tajaajila; yaada kana fakkeenyaan ibsi. </text:p>
        </text:list-item>
        <text:list-item>
          <text:p text:style-name="P25">Fufileen lakkoofsaa maqibsarratti ida’aman kam fa’i? </text:p>
        </text:list-item>
        <text:list-item>
          <text:p text:style-name="P26">Fufileen korniyaa maqibsarratti ida’aman kam fa’i? </text:p>
        </text:list-item>
        <text:list-item>
          <text:p text:style-name="P27">Fufileen durduubee maqibsarratti ida’aman kam fa’i? </text:p>
        </text:list-item>
        <text:list-item>
          <text:p text:style-name="P6">AO keessatti maqaan akka maqibsaatti tajaajila; yaada <text:s/>kana fakkeenyaan ibsi. 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" svg:font-family="'Franklin Gothic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left="0.3189in" fo:margin-right="0.002in" fo:margin-top="0in" fo:margin-bottom="0.1299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8083in" fo:margin-right="0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21pt" style:font-name-asian="Franklin Gothic" style:font-family-asian="'Franklin Gothic'" style:font-family-generic-asian="roman" style:font-size-asian="21pt" style:font-name-complex="Franklin Gothic" style:font-family-complex="'Franklin Gothic'" style:font-family-generic-complex="roman" fo:hyphenate="false" loext:hyphenation-no-caps="false"/>
    </style:style>
    <style:style style:name="Heading_20_4" style:display-name="Heading 4" style:family="paragraph" style:next-style-name="Normal" style:default-outline-level="4" style:class="text">
      <style:paragraph-properties fo:margin-left="0.0071in" fo:margin-right="0.0661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18pt" style:font-name-asian="Franklin Gothic" style:font-family-asian="'Franklin Gothic'" style:font-family-generic-asian="roman" style:font-size-asian="18pt" style:font-name-complex="Franklin Gothic" style:font-family-complex="'Franklin Gothic'" style:font-family-generic-complex="roman" fo:hyphenate="false" loext:hyphenation-no-caps="false"/>
    </style:style>
    <style:style style:name="WW_5f_CharLFO65LVL1" style:display-name="WW_CharLFO65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2" style:display-name="WW_CharLFO65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3" style:display-name="WW_CharLFO65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4" style:display-name="WW_CharLFO65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5" style:display-name="WW_CharLFO65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6" style:display-name="WW_CharLFO65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7" style:display-name="WW_CharLFO65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8" style:display-name="WW_CharLFO65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5LVL9" style:display-name="WW_CharLFO65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WW_5f_CharLFO54LVL1" style:display-name="WW_CharLFO5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2" style:display-name="WW_CharLFO5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3" style:display-name="WW_CharLFO5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4" style:display-name="WW_CharLFO5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5" style:display-name="WW_CharLFO5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6" style:display-name="WW_CharLFO5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7" style:display-name="WW_CharLFO5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8" style:display-name="WW_CharLFO5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4LVL9" style:display-name="WW_CharLFO5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1" style:display-name="WW_CharLFO55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2" style:display-name="WW_CharLFO55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3" style:display-name="WW_CharLFO55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4" style:display-name="WW_CharLFO55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5" style:display-name="WW_CharLFO55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6" style:display-name="WW_CharLFO55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7" style:display-name="WW_CharLFO55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8" style:display-name="WW_CharLFO55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5LVL9" style:display-name="WW_CharLFO55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1" style:display-name="WW_CharLFO56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2" style:display-name="WW_CharLFO5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3" style:display-name="WW_CharLFO5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4" style:display-name="WW_CharLFO5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5" style:display-name="WW_CharLFO5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6" style:display-name="WW_CharLFO5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7" style:display-name="WW_CharLFO5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8" style:display-name="WW_CharLFO5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6LVL9" style:display-name="WW_CharLFO5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1" style:display-name="WW_CharLFO57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2" style:display-name="WW_CharLFO57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3" style:display-name="WW_CharLFO57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4" style:display-name="WW_CharLFO57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5" style:display-name="WW_CharLFO57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6" style:display-name="WW_CharLFO57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7" style:display-name="WW_CharLFO57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8" style:display-name="WW_CharLFO57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7LVL9" style:display-name="WW_CharLFO57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1" style:display-name="WW_CharLFO58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2" style:display-name="WW_CharLFO5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3" style:display-name="WW_CharLFO5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4" style:display-name="WW_CharLFO5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5" style:display-name="WW_CharLFO5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6" style:display-name="WW_CharLFO5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7" style:display-name="WW_CharLFO5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8" style:display-name="WW_CharLFO5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8LVL9" style:display-name="WW_CharLFO5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1" style:display-name="WW_CharLFO59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2" style:display-name="WW_CharLFO59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3" style:display-name="WW_CharLFO59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4" style:display-name="WW_CharLFO59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5" style:display-name="WW_CharLFO59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6" style:display-name="WW_CharLFO59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7" style:display-name="WW_CharLFO59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8" style:display-name="WW_CharLFO59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59LVL9" style:display-name="WW_CharLFO59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1" style:display-name="WW_CharLFO60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2" style:display-name="WW_CharLFO60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3" style:display-name="WW_CharLFO60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4" style:display-name="WW_CharLFO60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5" style:display-name="WW_CharLFO60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6" style:display-name="WW_CharLFO60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7" style:display-name="WW_CharLFO60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8" style:display-name="WW_CharLFO60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0LVL9" style:display-name="WW_CharLFO60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1" style:display-name="WW_CharLFO6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2" style:display-name="WW_CharLFO6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3" style:display-name="WW_CharLFO6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4" style:display-name="WW_CharLFO6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5" style:display-name="WW_CharLFO6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6" style:display-name="WW_CharLFO6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7" style:display-name="WW_CharLFO6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8" style:display-name="WW_CharLFO6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1LVL9" style:display-name="WW_CharLFO6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1" style:display-name="WW_CharLFO6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2" style:display-name="WW_CharLFO6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3" style:display-name="WW_CharLFO6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4" style:display-name="WW_CharLFO6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5" style:display-name="WW_CharLFO6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6" style:display-name="WW_CharLFO6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7" style:display-name="WW_CharLFO6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8" style:display-name="WW_CharLFO6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2LVL9" style:display-name="WW_CharLFO6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1" style:display-name="WW_CharLFO63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2" style:display-name="WW_CharLFO63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3" style:display-name="WW_CharLFO63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4" style:display-name="WW_CharLFO63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5" style:display-name="WW_CharLFO63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6" style:display-name="WW_CharLFO63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7" style:display-name="WW_CharLFO63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8" style:display-name="WW_CharLFO63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3LVL9" style:display-name="WW_CharLFO63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1" style:display-name="WW_CharLFO64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2" style:display-name="WW_CharLFO64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3" style:display-name="WW_CharLFO64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4" style:display-name="WW_CharLFO64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5" style:display-name="WW_CharLFO64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6" style:display-name="WW_CharLFO64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7" style:display-name="WW_CharLFO64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8" style:display-name="WW_CharLFO64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64LVL9" style:display-name="WW_CharLFO64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3:10:36.152711897</meta:creation-date>
    <dc:date>2022-02-27T13:11:24.075924256</dc:date>
    <meta:editing-duration>PT48S</meta:editing-duration>
    <meta:editing-cycles>1</meta:editing-cycles>
    <meta:document-statistic meta:table-count="1" meta:image-count="0" meta:object-count="0" meta:page-count="5" meta:paragraph-count="101" meta:word-count="601" meta:character-count="4420" meta:non-whitespace-character-count="3794"/>
    <meta:generator>LibreOffice/7.3.0.3$Linux_X86_64 LibreOffice_project/30$Build-3</meta:generator>
  </office:meta>
</office:document-meta>
</file>